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74" officeooo:paragraph-rsid="0013fd74"/>
    </style:style>
    <style:style style:name="P2" style:family="paragraph" style:parent-style-name="Standard">
      <style:text-properties officeooo:rsid="00145f34" officeooo:paragraph-rsid="00145f34"/>
    </style:style>
    <style:style style:name="P3" style:family="paragraph" style:parent-style-name="Standard">
      <style:text-properties officeooo:rsid="00153c65" officeooo:paragraph-rsid="00153c65"/>
    </style:style>
    <style:style style:name="P4" style:family="paragraph" style:parent-style-name="Standard">
      <style:text-properties officeooo:rsid="00169eb8" officeooo:paragraph-rsid="00169eb8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7d395" officeooo:paragraph-rsid="0017d39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font-weight="normal" officeooo:rsid="0017d395" officeooo:paragraph-rsid="0017d395" style:font-size-asian="12.25pt" style:font-weight-asian="normal" style:font-size-complex="14pt" style:font-weight-complex="normal"/>
    </style:style>
    <style:style style:name="T1" style:family="text">
      <style:text-properties officeooo:rsid="0017d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LAB 4 REPORT</text:p>
      <text:p text:style-name="P6">-Shouvanik Chakrabarti (130050072)</text:p>
      <text:p text:style-name="P6">-Krishna Harsha(130050076)</text:p>
      <text:p text:style-name="Standard"/>
      <text:p text:style-name="P1">1)</text:p>
      <text:p text:style-name="P1">We start a bash process by opening the gnome terminal. We can find the pid of this process by using ps -aux | grep bash.</text:p>
      <text:p text:style-name="P1">We run pstree -s &lt;pid&gt; to get the process tree.</text:p>
      <text:p text:style-name="P1">We get:</text:p>
      <text:p text:style-name="P1">init───lightdm───lightdm───init───gnome-terminal───bash</text:p>
      <text:p text:style-name="P1">as the process tree from init to the bash shell.</text:p>
      <text:p text:style-name="P1"/>
      <text:p text:style-name="P2">2)</text:p>
      <text:p text:style-name="P2">We find executables for ls and ps in the /bin folder. Thus these are separate program which are exec'ed by the shell. There are no executables for cd and history. These are shell builtins.</text:p>
      <text:p text:style-name="P2">Running the command</text:p>
      <text:p text:style-name="P2">type cd ps ls history</text:p>
      <text:p text:style-name="P2">will give us the same information.</text:p>
      <text:p text:style-name="P2"/>
      <text:p text:style-name="P3">3)</text:p>
      <text:p text:style-name="P3">We run the cpu1print process and then go to the directory /proc/&lt;pid&gt;/fd.</text:p>
      <text:p text:style-name="P3">Running ls -l here gives us the output:</text:p>
      <text:p text:style-name="P3">lrwx------ 1 shouvanik ug13 64 Feb <text:s/>2 19:16 0 -&gt; /dev/pts/15</text:p>
      <text:p text:style-name="P3">l-wx------ 1 shouvanik ug13 64 Feb <text:s/>2 19:16 1 -&gt; /tmp/tmp.txt</text:p>
      <text:p text:style-name="P3">lrwx------ 1 shouvanik ug13 64 Feb <text:s/>2 19:15 2 -&gt; /dev/pts/15</text:p>
      <text:p text:style-name="P3"/>
      <text:p text:style-name="P3">Thus we see that the 0 and 2 (stdin and stderr) are mapped to the terminal from which the process <text:s/>was started. However 1 (stdout) is mapped to /tmp/tmp.txt. Thus all the standard output form the file is written into the file /tmp/tmp.txt.</text:p>
      <text:p text:style-name="P3"/>
      <text:p text:style-name="P3">4)</text:p>
      <text:p text:style-name="P4">We run ls -l on the /proc/&lt;pid&gt;/fd folder for ./cpu1print process and get</text:p>
      <text:p text:style-name="P4">lrwx------ 1 shouvanik shouvanik 64 Feb <text:s/>2 19:35 0 -&gt; /dev/pts/22</text:p>
      <text:p text:style-name="P4">l-wx------ 1 shouvanik shouvanik 64 Feb <text:s/>2 19:35 1 -&gt; pipe:[479130]</text:p>
      <text:p text:style-name="P4">lrwx------ 1 shouvanik shouvanik 64 Feb <text:s/>2 19:34 2 -&gt; /dev/pts/22</text:p>
      <text:p text:style-name="P4">We run ls -l on the /proc/&lt;pid&gt;/fd folder for grep hello process and get</text:p>
      <text:p text:style-name="P4">lr-x------ 1 shouvanik shouvanik 64 Feb <text:s/>2 19:36 0 -&gt; pipe:[479130]</text:p>
      <text:p text:style-name="P4">lrwx------ 1 shouvanik shouvanik 64 Feb <text:s/>2 19:36 1 -&gt; /dev/pts/22</text:p>
      <text:p text:style-name="P4">lrwx------ 1 shouvanik shouvanik 64 Feb <text:s/>2 19:34 2 -&gt; /dev/pts/22</text:p>
      <text:p text:style-name="P4">Thus we see that the stdout(1) for cpu1print and the stdin(0) for grep are mapped to the same file descriptor which is the pipe:[479130]. Thus the output from cpu1print becomes the inp<text:span text:style-name="T1">ut</text:span> for grep, <text:span text:style-name="T1">implementing the pip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57:12.080542567</meta:creation-date>
    <dc:date>2016-02-02T19:40:04.784348507</dc:date>
    <meta:editing-duration>PT33M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334" meta:character-count="1917" meta:non-whitespace-character-count="1596"/>
  </office:meta>
</office:document-meta>
</file>